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Times New Roman" svg:font-family="'Times New 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My project is independent research in the field of Computational Linguistics, a portmanteau of the subjects which its name bears. Specifically, I aim to determine if I've imagined a novel approach for accurately classifying similar words, one of the most interesting and difficult tasks in the field.<text:line-break/><text:line-break/>This research I began during the 08-09 school year while extending the work of Cornell professor Lillian Lee entitled "Measures of Distributional Similarity". Her paper concerns the amazing fact that with the proper tools one can discover semantically similar words using only syntactic evidence. In other words, the computer can learn which words have approximate meanings without knowing their definitions simply by looking at how the words are used. My work was forced to pause due to the lack of a legitimate corpus, or data-set composed of English language. While I have readily at my disposal a 1 million word corpus, the project requires (for accuracy as well as reproducibility) a corpus of 100 million words. Using this grant I can obtain the British National Corpus, a 100 million word data-set used by many other researchers in the field. My goal is publish original research regarding methods of data-clustering and semantic word similarity @ the end of the year.<text:line-break/><text:line-break/>This work is very important to my future for I would like to go on from Evergreen to a graduate school where research in Computational Linguistics or the larger field of Artificial Intelligence is done. To publish well-developed, original research would all but guarantee me a spot at such a university. On another note, it has been discouraging to have worked very hard to get this project off the ground only to be waylaid by a lack of resources. Acquiring a proper data-set could be just the boost my snubbed ambition needs to complete this work and move forward.<text:line-break/><text:line-break/>The field of Computational Linguistics is inherently interdisciplinary, bolstering the analysis of how humans think and speak with the power of multiprocessor computing. In order to best use these complex computing systems I will need to work in tandem with the Scientific Lab for Advanced Computing Research, a  fledgling student operated distributed computing lab. In addition to providing a system and technical support for the project, SLACR students have been and will continue to be helpful in discovering solutions to the varied problems which are bound to arise during the course of such and endeavor.<text:line-break/><text:line-break/><text:line-break/>Completing research as an undergraduate requires a engaging the material at a depth beyond what can be done through a book. This research is an attempt to bring a theoretical concept into being by proving its soundness. In trying to do so one uncovers first the unsoundness of one's own experimental method. The most important requirement of a professional researcher is the ability to construct and complete a valid experiment. The content of this experiment, while novel, pales compared to the learning experience of conducting a research project from start to finish. So far in doing this I have learned a great deal, and in bringing the work to fruition I expect to learn a good deal more about the nuances of experimentation.<text:line-break/><text:line-break/>Computational Linguistics as a sub-field of Artificial Intelligence research is worthwhile beyond the niche of academia to whom it appeals. By creating systems which approximate our own language abilities we can begin to fill in the details of how our minds work, aiding both the health and social sciences as well as any enterprise which relies on communication. As for the beauty of the project, it is often said that art imitates life. Our work holds this aesthetic as its highest ideal.<text:line-break/><text:soft-page-break/><text:line-break/>It is in this spirit that I appeal to you to provide me with the necessary funds to complete this project. Please see the budget description below. Thank you for your consideration.<text:line-break/><text:line-break/>-rik kedziorski<text:line-break/><text:line-break/>Budget:<text:line-break/><text:line-break/>$150 one time fee for copy of 100 million word British National Corp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Times New Roman" svg:font-family="'Times New 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fo:padding="0in" fo:border="none" style:writing-mode="lr-tb">
        <style:background-image/>
      </style:paragraph-properties>
      <style:text-properties fo:color="#000000" style:font-name="Times New Roman" fo:font-size="12pt" fo:language="ru" fo:country="RU" fo:background-color="#ffffff"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 fo:font-size="18pt" fo:font-weight="bold" style:letter-kerning="true" fo:background-color="#ffffff" style:font-name-asian="Times New Roman" style:font-size-asian="18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 fo:font-size="14pt" fo:font-style="italic" fo:font-weight="bold" fo:background-color="#ffffff"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 fo:font-size="12pt" fo:font-weight="bold" fo:background-color="#ffffff" style:font-name-asian="Times New Roman" style:font-size-asian="12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 fo:font-size="10pt" fo:font-weight="bold" fo:background-color="#ffffff" style:font-name-asian="Times New Roman" style:font-size-asian="10pt"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default-outline-level="5">
      <style:paragraph-properties fo:margin-left="0.0626in" fo:margin-right="0.0626in" fo:margin-top="0.0626in" fo:margin-bottom="0.0626in" fo:text-indent="0in" style:auto-text-indent="false" fo:background-color="#ffffff" fo:padding="0in" fo:border="none">
        <style:background-image/>
      </style:paragraph-properties>
      <style:text-properties fo:color="#000000" style:font-name="Times New Roman" fo:font-size="8pt" fo:font-style="italic" fo:font-weight="bold" fo:background-color="#ffffff" style:font-name-asian="Times New Roman" style:font-size-asian="8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0626in" fo:margin-right="0.0626in" fo:margin-top="0.0626in" fo:margin-bottom="0.0626in" fo:text-indent="0in" style:auto-text-indent="false" fo:background-color="#ffffff" fo:padding="0in" fo:border="none">
        <style:background-image/>
      </style:paragraph-properties>
      <style:text-properties fo:color="#000000" style:font-name="Times New Roman" fo:font-size="8pt" fo:font-weight="bold" fo:background-color="#ffffff" style:font-name-asian="Times New Roman" style:font-size-asian="8pt" style:font-weight-asian="bold" style:font-name-complex="Times New Roman" style:font-size-complex="11pt" style:font-weight-complex="bold"/>
    </style:style>
    <style:style style:name="writely-toc-lower-roman" style:family="paragraph" style:parent-style-name="Standard"/>
    <style:style style:name="Tr" style:family="paragraph" style:parent-style-name="Standard">
      <style:paragraph-properties fo:text-align="start" style:justify-single-word="false"/>
    </style:style>
    <style:style style:name="Img" style:family="paragraph" style:parent-style-name="Standard"/>
    <style:style style:name="Div" style:family="paragraph" style:parent-style-name="Standard">
      <style:paragraph-properties fo:margin-top="0in" fo:margin-bottom="0in"/>
    </style:style>
    <style:style style:name="webkit-indent-blockquote" style:family="paragraph" style:parent-style-name="Standard">
      <style:paragraph-properties fo:padding="0in" fo:border="none"/>
    </style:style>
    <style:style style:name="writely-toc-disc" style:family="paragraph" style:parent-style-name="Standard"/>
    <style:style style:name="Ol" style:family="paragraph" style:parent-style-name="Standard">
      <style:paragraph-properties fo:margin-top="0in" fo:margin-bottom="0in"/>
    </style:style>
    <style:style style:name="writely-toc-decimal" style:family="paragraph" style:parent-style-name="Standard"/>
    <style:style style:name="Option" style:family="paragraph" style:parent-style-name="Standard">
      <style:paragraph-properties fo:margin-top="0in" fo:margin-bottom="0in"/>
    </style:style>
    <style:style style:name="Ul" style:family="paragraph" style:parent-style-name="Standard">
      <style:paragraph-properties fo:margin-top="0in" fo:margin-bottom="0in"/>
    </style:style>
    <style:style style:name="Select" style:family="paragraph" style:parent-style-name="Standard">
      <style:paragraph-properties fo:margin-top="0in" fo:margin-bottom="0in"/>
    </style:style>
    <style:style style:name="writely-toc-lower-alpha" style:family="paragraph" style:parent-style-name="Standard"/>
    <style:style style:name="Blockquote" style:family="paragraph" style:parent-style-name="Standard">
      <style:paragraph-properties fo:padding="0.0972in" fo:border="0.0071in solid #c0c0c0"/>
    </style:style>
    <style:style style:name="writely-toc-upper-alpha" style:family="paragraph" style:parent-style-name="Standard"/>
    <style:style style:name="Table" style:family="paragraph" style:parent-style-name="Standard" style:class="extra"/>
    <style:style style:name="Li" style:family="paragraph" style:parent-style-name="Standard">
      <style:paragraph-properties fo:margin-top="0in" fo:margin-bottom="0in"/>
    </style:style>
    <style:style style:name="pb" style:family="paragraph" style:parent-style-name="Standard">
      <style:paragraph-properties fo:padding="0in" fo:border="none" fo:keep-with-next="auto"/>
    </style:style>
    <style:style style:name="Address" style:family="paragraph" style:parent-style-name="Standard">
      <style:paragraph-properties fo:margin-top="0in" fo:margin-bottom="0in"/>
    </style:style>
    <style:style style:name="Pre" style:family="paragraph" style:parent-style-name="Standard">
      <style:paragraph-properties fo:margin-left="0in" fo:margin-right="0in" fo:margin-top="0in" fo:margin-bottom="0in" fo:text-indent="0in" style:auto-text-indent="false"/>
      <style:text-properties style:font-name="Courier New" style:font-name-asian="Courier New" style:font-name-complex="Courier New"/>
    </style:style>
    <style:style style:name="Ol_5f_writely-toc-subheading" style:display-name="Ol_writely-toc-subheading" style:family="paragraph" style:parent-style-name="Ol">
      <style:text-properties fo:font-weight="normal" style:font-weight-asian="normal"/>
    </style:style>
    <style:style style:name="writely-toc-upper-roman" style:family="paragraph" style:parent-style-name="Standard"/>
    <style:style style:name="writely-toc-none" style:family="paragraph" style:parent-style-name="Standard"/>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rantAppFinal</dc:title>
    <meta:editing-cycles>0</meta:editing-cycles>
    <meta:editing-duration>PT8H0M0S</meta:editing-duration>
    <meta:user-defined meta:name="Info 1"/>
    <meta:user-defined meta:name="Info 2"/>
    <meta:user-defined meta:name="Info 3"/>
    <meta:user-defined meta:name="Info 4"/>
    <meta:document-statistic meta:table-count="0" meta:image-count="0" meta:object-count="0" meta:page-count="2" meta:paragraph-count="1" meta:word-count="659" meta:character-count="3964"/>
  </office:meta>
</office:document-meta>
</file>